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Viewpor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addMarkers( Map marks , boolean starting , boolean isfirst , boolean islas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ageViewport.hasExtension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Current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Marker( String name , int po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Viewport.getCurren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setFirstWith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Viewport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isFirstWith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resolveIDRef( String id , List pag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geViewport.PageViewport( SimplePageMaster spm , int pageNumber , String pageStr , boolean bl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Viewport.getBody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Viewport.getIDR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Viewport.getView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Pag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addUnresolvedIDRef( String idref , Resolvabl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Viewport.getPag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PageNumb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loadPage( ObjectInput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Viewport.PageViewport( Rectangle2D viewArea , int pageNumber , String pageStr , String simplePageMasterName , boolean bl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Viewport.getRegionReferenc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Extension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Viewport.createSpan( boolean span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isBl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setPageSequence( PageSequence 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setPage( Page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Viewport.moveToNext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is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Viewport.savePage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Viewport.get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getSimplePageMas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Viewp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Viewport.PageViewport( PageViewport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Viewport.dumpMark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Viewport.addExtensionAttachment( ExtensionAttachment attach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Viewport.setPage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